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E0E0E0" style:text-underline-style="none"/>
    </style:style>
    <style:style style:name="ce29"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2"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E0E0E0"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4"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489">
            <text:p>21.5594890</text:p>
          </table:table-cell>
          <table:table-cell table:style-name="ce25" office:value-type="float" office:value="39.142523">
            <text:p>39.1425230</text:p>
          </table:table-cell>
          <table:table-cell table:style-name="ce24" table:formula="oooc:=VLOOKUP([.F27];[Styles.A$1:.C$400];2)" office:value-type="string">
            <text:p>Restaurant</text:p>
          </table:table-cell>
          <table:table-cell table:style-name="ce24" office:value-type="float" office:value="667">
            <text:p>667</text:p>
          </table:table-cell>
          <table:table-cell table:style-name="ce24"/>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 mk 1</text:p>
          </table:table-cell>
          <table:table-cell table:style-name="ce24" office:value-type="string">
            <text:p>Good curry and fresh-baked naan. </text:p>
          </table:table-cell>
          <table:table-cell table:style-name="ce25" office:value-type="float" office:value="22.291531">
            <text:p>22.2915310</text:p>
          </table:table-cell>
          <table:table-cell table:style-name="ce25" office:value-type="float" office:value="39.117857">
            <text:p>39.1178570</text:p>
          </table:table-cell>
          <table:table-cell table:style-name="ce24" table:formula="oooc:=VLOOKUP([.F41];[Styles.A$1:.C$400];2)" office:value-type="string">
            <text:p>Restaurant</text:p>
          </table:table-cell>
          <table:table-cell table:style-name="ce24" office:value-type="float" office:value="667">
            <text:p>667</text:p>
          </table:table-cell>
          <table:table-cell table:style-name="ce28"/>
        </table:table-row>
        <table:table-row table:style-name="ro2">
          <table:table-cell table:style-name="ce24" office:value-type="string">
            <text:p>Pakistani restaurant mk 2</text:p>
          </table:table-cell>
          <table:table-cell table:style-name="ce24" office:value-type="string">
            <text:p>Great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9"/>
          <table:table-cell table:style-name="ce29" office:value-type="float" office:value="21.564539">
            <text:p>21.5645390</text:p>
          </table:table-cell>
          <table:table-cell table:style-name="ce25" office:value-type="float" office:value="39.111861">
            <text:p>39.111861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8];[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1];[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5];[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9];[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An interesting article on the animal souq. Open after Asr prayer on Fridays. http://www.saudigazette.com.sa/index.cfm?method=home.regcon&amp;contentid=20130105148141</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4];[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6];[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90];[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1];[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6];[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8];[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10];[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1];[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3];[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5];[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6];[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7];[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8];[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20];[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2];[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4];[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5];[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6];[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9];[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6];[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5];[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6];[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9];[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1];[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30" office:value-type="float" office:value="26.55833888888889">
            <text:p>26.5583389</text:p>
          </table:table-cell>
          <table:table-cell table:style-name="ce30" office:value-type="float" office:value="47.17212222222222">
            <text:p>47.1721222</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30" office:value-type="float" office:value="23.3108">
            <text:p>23.3108000</text:p>
          </table:table-cell>
          <table:table-cell table:style-name="ce30" office:value-type="float" office:value="39.84889166666667">
            <text:p>39.8488917</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Elephant rock</text:p>
          </table:table-cell>
          <table:table-cell table:style-name="ce24" office:value-type="string">
            <text:p>Thanks, Greg Wickham</text:p>
          </table:table-cell>
          <table:table-cell table:style-name="ce30" office:value-type="float" office:value="26.68966111111111">
            <text:p>26.6896611</text:p>
          </table:table-cell>
          <table:table-cell table:style-name="ce30" office:value-type="float" office:value="37.97993888888889">
            <text:p>37.9799389</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5];[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6];[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7];[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8];[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9];[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70];[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71];[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2];[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3];[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4];[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1"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5];[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6];[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7];[Styles.A$1:.C$400];2)" office:value-type="string">
            <text:p>Mosque</text:p>
          </table:table-cell>
          <table:table-cell table:style-name="ce24" office:value-type="float" office:value="707">
            <text:p>707</text:p>
          </table:table-cell>
        </table:table-row>
        <table:table-row table:style-name="ro2">
          <table:table-cell table:style-name="ce24" office:value-type="string">
            <text:p>Juffali mosque</text:p>
          </table:table-cell>
          <table:table-cell table:style-name="ce24"/>
          <table:table-cell table:style-name="ce25" office:value-type="float" office:value="21.492287">
            <text:p>21.4922870</text:p>
          </table:table-cell>
          <table:table-cell table:style-name="ce25" office:value-type="float" office:value="39.185717">
            <text:p>39.1857170</text:p>
          </table:table-cell>
          <table:table-cell table:style-name="ce24" table:formula="oooc:=VLOOKUP([.F178];[Styles.A$1:.C$400];2)" office:value-type="string">
            <text:p>Mosque</text:p>
          </table:table-cell>
          <table:table-cell table:style-name="ce24" office:value-type="float" office:value="707">
            <text:p>707</text:p>
          </table:table-cell>
        </table:table-row>
        <table:table-row table:style-name="ro2">
          <table:table-cell table:style-name="ce24" office:value-type="string">
            <text:p>An Bint Dam</text:p>
          </table:table-cell>
          <table:table-cell table:style-name="ce24" office:value-type="string">
            <text:p>Thanks, Greg Wickham</text:p>
          </table:table-cell>
          <table:table-cell table:style-name="ce30" office:value-type="float" office:value="25.48488888888889">
            <text:p>25.4848889</text:p>
          </table:table-cell>
          <table:table-cell table:style-name="ce30" office:value-type="float" office:value="39.36279722222223">
            <text:p>39.3627972</text:p>
          </table:table-cell>
          <table:table-cell table:style-name="ce24" table:formula="oooc:=VLOOKUP([.F179];[Styles.A$1:.C$400];2)" office:value-type="string">
            <text:p>Dam</text:p>
          </table:table-cell>
          <table:table-cell table:style-name="ce24" office:value-type="float" office:value="708">
            <text:p>708</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80];[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821441">
            <text:p>22.8214410</text:p>
          </table:table-cell>
          <table:table-cell table:style-name="ce25" office:value-type="float" office:value="39.376327">
            <text:p>39.3763270</text:p>
          </table:table-cell>
          <table:table-cell table:style-name="ce24" table:formula="oooc:=VLOOKUP([.F181];[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796756">
            <text:p>22.7967560</text:p>
          </table:table-cell>
          <table:table-cell table:style-name="ce25" office:value-type="float" office:value="39.283353">
            <text:p>39.2833530</text:p>
          </table:table-cell>
          <table:table-cell table:style-name="ce24" table:formula="oooc:=VLOOKUP([.F182];[Styles.A$1:.C$400];2)" office:value-type="string">
            <text:p>Dam</text:p>
          </table:table-cell>
          <table:table-cell table:style-name="ce24" office:value-type="float" office:value="708">
            <text:p>708</text:p>
          </table:table-cell>
          <table:table-cell table:style-name="ce24"/>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83];[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84];[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85];[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6];[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7];[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8];[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9];[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90];[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91];[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92];[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93];[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30" office:value-type="float" office:value="19.93061388888889">
            <text:p>19.9306139</text:p>
          </table:table-cell>
          <table:table-cell table:style-name="ce30" office:value-type="float" office:value="41.44248888888889">
            <text:p>41.4424889</text:p>
          </table:table-cell>
          <table:table-cell table:style-name="ce24" table:formula="oooc:=VLOOKUP([.F194];[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95];[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9"/>
          <table:table-cell table:style-name="ce29" office:value-type="float" office:value="21.484558">
            <text:p>21.4845580</text:p>
          </table:table-cell>
          <table:table-cell table:style-name="ce25" office:value-type="float" office:value="39.184053">
            <text:p>39.1840530</text:p>
          </table:table-cell>
          <table:table-cell table:style-name="ce24" table:formula="oooc:=VLOOKUP([.F196];[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7];[Styles.A$1:.C$400];2)" office:value-type="string">
            <text:p>Motorbike shop</text:p>
          </table:table-cell>
          <table:table-cell table:style-name="ce24" office:value-type="float" office:value="715">
            <text:p>715</text:p>
          </table:table-cell>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row table:style-name="ro2">
          <table:table-cell table:number-columns-repeated="2"/>
          <table:table-cell table:number-columns-repeated="2" table:style-name="ce30"/>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Motor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30" table:formula="oooc:=[.A5]+[.B5]/60+[.C5]/3600" office:value-type="string">
            <text:p>26.6896611</text:p>
          </table:table-cell>
          <table:table-cell table:style-name="ce30" table:formula="oooc:=[.A9]+[.B9]/60+[.C9]/3600" office:value-type="string">
            <text:p>37.9799389</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41">
            <text:p>41</text:p>
          </table:table-cell>
          <table:table-cell table:style-name="ce24" office:value-type="float" office:value="22.78">
            <text:p>22.78</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7">
            <text:p>37</text:p>
          </table:table-cell>
          <table:table-cell table:style-name="ce24" office:value-type="float" office:value="58">
            <text:p>58</text:p>
          </table:table-cell>
          <table:table-cell table:style-name="ce24" office:value-type="float" office:value="47.78">
            <text:p>47.78</text:p>
          </table:table-cell>
        </table:table-row>
        <table:table-row table:number-rows-repeated="2" table:style-name="ro4"/>
        <table:table-row table:style-name="ro2">
          <table:table-cell table:style-name="ce3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